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0a71d3" officeooo:paragraph-rsid="000a71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avaScript</text:p>
      <text:h text:style-name="P1" text:outline-level="1">&lt;a href=”javascript:void(0);”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2:10:56.635000000</meta:creation-date>
    <dc:date>2015-02-18T15:44:30.085000000</dc:date>
    <meta:editing-duration>PT3H18M23S</meta:editing-duration>
    <meta:editing-cycles>1</meta:editing-cycles>
    <meta:document-statistic meta:table-count="0" meta:image-count="0" meta:object-count="0" meta:page-count="1" meta:paragraph-count="2" meta:word-count="3" meta:character-count="39" meta:non-whitespace-character-count="38"/>
    <meta:generator>LibreOffice/4.3.4.1$Windows_x86 LibreOffice_project/bc356b2f991740509f321d70e4512a6a54c5f243</meta:generator>
  </office:meta>
</office:document-meta>
</file>